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5301" officeooo:paragraph-rsid="00165301"/>
    </style:style>
    <style:style style:name="P2" style:family="paragraph" style:parent-style-name="Standard">
      <style:text-properties officeooo:rsid="00165301" officeooo:paragraph-rsid="00165301"/>
    </style:style>
    <style:style style:name="P3" style:family="paragraph" style:parent-style-name="Standard">
      <style:text-properties officeooo:rsid="00167b8c" officeooo:paragraph-rsid="00167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asfafasdlfadflasd</text:p>
      <text:p text:style-name="P1"/>
      <text:p text:style-name="P3">ali osman kosta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7:08:00.203746754</meta:creation-date>
    <dc:date>2020-07-05T17:14:36.340328447</dc:date>
    <meta:editing-duration>PT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36" meta:non-whitespace-character-count="34"/>
  </office:meta>
</office:document-meta>
</file>